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rsid="000754c0" officeooo:paragraph-rsid="000754c0"/>
    </style:style>
    <style:style style:name="P2" style:family="paragraph" style:parent-style-name="Standard">
      <style:paragraph-properties fo:text-align="start" style:justify-single-word="false"/>
      <style:text-properties fo:font-size="14pt" officeooo:rsid="000754c0" officeooo:paragraph-rsid="000754c0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4pt" officeooo:rsid="000754c0" officeooo:paragraph-rsid="0008e90d"/>
    </style:style>
    <style:style style:name="P4" style:family="paragraph" style:parent-style-name="Standard" style:list-style-name="L2">
      <style:paragraph-properties fo:text-align="start" style:justify-single-word="false"/>
      <style:text-properties fo:font-size="14pt" officeooo:rsid="000754c0" officeooo:paragraph-rsid="000754c0"/>
    </style:style>
    <style:style style:name="P5" style:family="paragraph" style:parent-style-name="Standard" style:list-style-name="L2">
      <style:paragraph-properties fo:text-align="start" style:justify-single-word="false"/>
      <style:text-properties fo:font-size="14pt" officeooo:rsid="000754c0" officeooo:paragraph-rsid="0008e90d"/>
    </style:style>
    <style:style style:name="P6" style:family="paragraph" style:parent-style-name="Standard">
      <style:paragraph-properties fo:text-align="start" style:justify-single-word="false"/>
      <style:text-properties fo:font-size="14pt" officeooo:rsid="0008e90d" officeooo:paragraph-rsid="0008e90d"/>
    </style:style>
    <style:style style:name="P7" style:family="paragraph" style:parent-style-name="Standard" style:list-style-name="L3">
      <style:paragraph-properties fo:text-align="start" style:justify-single-word="false"/>
      <style:text-properties fo:font-size="14pt" officeooo:rsid="0008e90d" officeooo:paragraph-rsid="0008e90d"/>
    </style:style>
    <style:style style:name="P8" style:family="paragraph" style:parent-style-name="Standard">
      <style:paragraph-properties fo:text-align="start" style:justify-single-word="false"/>
      <style:text-properties fo:font-size="16pt" officeooo:rsid="000754c0" officeooo:paragraph-rsid="000754c0"/>
    </style:style>
    <style:style style:name="P9" style:family="paragraph" style:parent-style-name="Standard">
      <style:paragraph-properties fo:text-align="start" style:justify-single-word="false"/>
      <style:text-properties fo:font-size="16pt" officeooo:rsid="0008e90d" officeooo:paragraph-rsid="0008e90d"/>
    </style:style>
    <style:style style:name="P10" style:family="paragraph" style:parent-style-name="Standard">
      <style:paragraph-properties fo:text-align="start" style:justify-single-word="false"/>
      <style:text-properties fo:font-size="18pt" officeooo:rsid="000754c0" officeooo:paragraph-rsid="000754c0"/>
    </style:style>
    <style:style style:name="P11" style:family="paragraph" style:parent-style-name="Standard">
      <style:paragraph-properties fo:text-align="center" style:justify-single-word="false"/>
      <style:text-properties fo:font-size="20pt" fo:font-weight="bold" officeooo:rsid="000754c0" officeooo:paragraph-rsid="000754c0" style:font-weight-asian="bold" style:font-weight-complex="bold"/>
    </style:style>
    <style:style style:name="T1" style:family="text">
      <style:text-properties fo:font-size="14pt"/>
    </style:style>
    <style:style style:name="T2" style:family="text">
      <style:text-properties fo:font-size="16pt"/>
    </style:style>
    <style:style style:name="T3" style:family="text">
      <style:text-properties fo:font-size="18pt"/>
    </style:style>
    <style:style style:name="T4" style:family="text">
      <style:text-properties officeooo:rsid="0008e90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Заголовок</text:p>
      <text:p text:style-name="P1"/>
      <text:p text:style-name="P2">1 <text:span text:style-name="T3">Первый подзаголовок</text:span></text:p>
      <text:p text:style-name="P2">Какой-то текст</text:p>
      <text:p text:style-name="P2">1.1 <text:span text:style-name="T2">Второй подзаголовок</text:span></text:p>
      <text:p text:style-name="P2">Какой-то текст</text:p>
      <text:list xml:id="list4254416794" text:style-name="L1">
        <text:list-item>
          <text:p text:style-name="P3">первый элемент <text:span text:style-name="T4">маркированног</text:span>о списка, если этот элемент занимает несколько строк, остальные строки помечаются как обычный текст</text:p>
        </text:list-item>
        <text:list-item>
          <text:p text:style-name="P3">второй элемент <text:span text:style-name="T4">маркированног</text:span>о списка</text:p>
        </text:list-item>
      </text:list>
      <text:p text:style-name="P2">Какой-то текст</text:p>
      <text:p text:style-name="P8">1.2 Еще второй подзаголовок</text:p>
      <text:p text:style-name="P2">Какой-то текст</text:p>
      <text:p text:style-name="P2"/>
      <text:p text:style-name="P8">2 <text:span text:style-name="T3">Еще один первый подзаголовок</text:span></text:p>
      <text:p text:style-name="P2">Какой-то текст</text:p>
      <text:list xml:id="list4102802682" text:style-name="L2">
        <text:list-item>
          <text:p text:style-name="P4">элемент <text:span text:style-name="T4">маркированного</text:span> списка</text:p>
        </text:list-item>
        <text:list-item>
          <text:p text:style-name="P5">второй элемент <text:span text:style-name="T4">маркированног</text:span>о списка</text:p>
        </text:list-item>
        <text:list-item>
          <text:p text:style-name="P4">третий элемент</text:p>
          <text:p text:style-name="P4"/>
        </text:list-item>
      </text:list>
      <text:p text:style-name="P10">3 Еще один первый подзаголовок</text:p>
      <text:p text:style-name="P8">3.1 Подзаголовок второго уровня</text:p>
      <text:p text:style-name="P2">Текст</text:p>
      <text:p text:style-name="P8">3.2 Еще один подзаголовок второго уровня</text:p>
      <text:p text:style-name="P8">Текст</text:p>
      <text:p text:style-name="P2">3.2.1 Подзаголовок третьего уровня</text:p>
      <text:p text:style-name="P2">Текст</text:p>
      <text:p text:style-name="P2">3.2.2 Еще подзаголовок третьего уровня</text:p>
      <text:p text:style-name="P2">Текст</text:p>
      <text:p text:style-name="P2"/>
      <text:p text:style-name="P9">4 Подзаголовок первого уровня — если занимает несколько строк, то вторая строка считается обычным текстом</text:p>
      <text:p text:style-name="P6">Какой-то текст</text:p>
      <text:list xml:id="list2418097789" text:style-name="L3">
        <text:list-item>
          <text:p text:style-name="P7">первый элемент нумерованного списка</text:p>
        </text:list-item>
        <text:list-item>
          <text:p text:style-name="P7">второй </text:p>
        </text:list-item>
        <text:list-item>
          <text:p text:style-name="P7">третий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9T14:09:51.398018758</meta:creation-date>
    <dc:date>2019-11-29T14:40:04.318153187</dc:date>
    <meta:editing-duration>PT16S</meta:editing-duration>
    <meta:editing-cycles>1</meta:editing-cycles>
    <meta:document-statistic meta:table-count="0" meta:image-count="0" meta:object-count="0" meta:page-count="1" meta:paragraph-count="30" meta:word-count="114" meta:character-count="794" meta:non-whitespace-character-count="716"/>
    <meta:generator>LibreOffice/6.0.7.3$Linux_X86_64 LibreOffice_project/00m0$Build-3</meta:generator>
  </office:meta>
</office:document-meta>
</file>